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dbf" officeooo:paragraph-rsid="001c6dbf"/>
    </style:style>
    <style:style style:name="P2" style:family="paragraph" style:parent-style-name="Standard">
      <style:text-properties officeooo:paragraph-rsid="001c6dbf"/>
    </style:style>
    <style:style style:name="T1" style:family="text">
      <style:text-properties officeooo:rsid="001c8e9f"/>
    </style:style>
    <style:style style:name="T2" style:family="text">
      <style:text-properties officeooo:rsid="001c6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#include &lt;iostream&gt;</text:p>
      <text:p text:style-name="P1"/>
      <text:p text:style-name="P1">namespace{</text:p>
      <text:p text:style-name="P1">using std::string;</text:p>
      <text:p text:style-name="P1"/>
      <text:p text:style-name="P1">class Browser{</text:p>
      <text:p text:style-name="P1"><text:s/>public:</text:p>
      <text:p text:style-name="P1"><text:tab/> virtual void open(string site) = 0;</text:p>
      <text:p text:style-name="P1"><text:tab/> virtual ~Browser(){};</text:p>
      <text:p text:style-name="P1"><text:s/>private:</text:p>
      <text:p text:style-name="P1"><text:tab/> char* nameofWebBrowser;</text:p>
      <text:p text:style-name="P1">};</text:p>
      <text:p text:style-name="P1"/>
      <text:p text:style-name="P1">class IE :public Browser{</text:p>
      <text:p text:style-name="P1"><text:s/>public:</text:p>
      <text:p text:style-name="P1"><text:tab/> IE(){</text:p>
      <text:p text:style-name="P1"><text:tab/> }</text:p>
      <text:p text:style-name="P1"><text:tab/> void open(string site){</text:p>
      <text:p text:style-name="P1"><text:tab/><text:tab/><text:tab/>std::cout&lt;&lt;site&lt;&lt;std::endl;<text:tab/></text:p>
      <text:p text:style-name="P1"><text:tab/><text:tab/><text:tab/>std::cout&lt;&lt;"opened by "&lt;&lt;nameofWebBrowser&lt;&lt;std::endl;</text:p>
      <text:p text:style-name="P1"><text:tab/> }</text:p>
      <text:p text:style-name="P1"><text:tab/> ~IE(){</text:p>
      <text:p text:style-name="P1"><text:tab/><text:tab/> std::cout&lt;&lt;"~"&lt;&lt;nameofWebBrowser&lt;&lt;std::endl;</text:p>
      <text:p text:style-name="P1"><text:tab/> }</text:p>
      <text:p text:style-name="P1"><text:s/>private:</text:p>
      <text:p text:style-name="P1"><text:tab/> string nameofWebBrowser = "IE";</text:p>
      <text:p text:style-name="P1">};</text:p>
      <text:p text:style-name="P1"/>
      <text:p text:style-name="P1">class firefox :public Browser{</text:p>
      <text:p text:style-name="P1"><text:s/>public:</text:p>
      <text:p text:style-name="P1"><text:tab/> firefox(){</text:p>
      <text:p text:style-name="P1"><text:tab/> }</text:p>
      <text:p text:style-name="P1"><text:tab/> void open(string site){</text:p>
      <text:p text:style-name="P1"><text:tab/><text:tab/><text:tab/>std::cout&lt;&lt;site&lt;&lt;std::endl;<text:tab/></text:p>
      <text:p text:style-name="P1"><text:tab/><text:tab/><text:tab/>std::cout&lt;&lt;"opened by "&lt;&lt;nameofWebBrowser&lt;&lt;std::endl;</text:p>
      <text:p text:style-name="P1"><text:tab/> }</text:p>
      <text:p text:style-name="P1"><text:tab/> ~firefox(){</text:p>
      <text:p text:style-name="P1"><text:tab/><text:tab/> std::cout&lt;&lt;"~"&lt;&lt;nameofWebBrowser&lt;&lt;std::endl;</text:p>
      <text:p text:style-name="P1"><text:tab/> }</text:p>
      <text:p text:style-name="P1"><text:s/>private:</text:p>
      <text:p text:style-name="P1"><text:tab/> string nameofWebBrowser = "firefox";</text:p>
      <text:p text:style-name="P1">};</text:p>
      <text:p text:style-name="P1">}//namespace</text:p>
      <text:p text:style-name="P1"/>
      <text:p text:style-name="P1">int main(){</text:p>
      <text:p text:style-name="P1"><text:tab/>Browser* pb = new IE();</text:p>
      <text:p text:style-name="P1"><text:tab/>pb-&gt;open("www.microsoft.com");</text:p>
      <text:p text:style-name="P1"><text:tab/>delete pb;</text:p>
      <text:p text:style-name="P1"><text:soft-page-break/><text:tab/>pb = NULL;</text:p>
      <text:p text:style-name="P1"><text:tab/>pb = new firefox();</text:p>
      <text:p text:style-name="P1"><text:tab/>pb-&gt;open("www.firefox.com");</text:p>
      <text:p text:style-name="P1"><text:tab/>delete pb;</text:p>
      <text:p text:style-name="P1"><text:tab/>pb = NULL;</text:p>
      <text:p text:style-name="P1">}</text:p>
      <text:p text:style-name="P1"/>
      <text:p text:style-name="P1">2.#include &lt;iostream&gt;</text:p>
      <text:p text:style-name="P1">#include &lt;cstring&gt;</text:p>
      <text:p text:style-name="P1"/>
      <text:p text:style-name="P1">namespace{</text:p>
      <text:p text:style-name="P1">using std::ostream;</text:p>
      <text:p text:style-name="P1"/>
      <text:p text:style-name="P1">class MyString{</text:p>
      <text:p text:style-name="P1">public:</text:p>
      <text:p text:style-name="P1"><text:tab/>MyString(){};</text:p>
      <text:p text:style-name="P1"/>
      <text:p text:style-name="P1"><text:tab/>MyString(const char* str){</text:p>
      <text:p text:style-name="P1"><text:tab/><text:tab/>s = new char[strlen(str) + 1];</text:p>
      <text:p text:style-name="P1"><text:tab/><text:tab/>strcpy(s, str);</text:p>
      <text:p text:style-name="P1"><text:tab/>}</text:p>
      <text:p text:style-name="P1"/>
      <text:p text:style-name="P1"><text:tab/>explicit MyString(const MyString&amp; temp){</text:p>
      <text:p text:style-name="P1"><text:tab/><text:tab/>s = new char[strlen(temp.s) + 1];</text:p>
      <text:p text:style-name="P1"><text:tab/><text:tab/>strcpy(s, temp.s);</text:p>
      <text:p text:style-name="P1"><text:tab/>}</text:p>
      <text:p text:style-name="P1"/>
      <text:p text:style-name="P1"><text:tab/>MyString &amp;operator += (const MyString&amp; temp){</text:p>
      <text:p text:style-name="P1"><text:tab/><text:tab/>std::strcat(s,temp.s);</text:p>
      <text:p text:style-name="P1"><text:tab/><text:tab/>return *this;</text:p>
      <text:p text:style-name="P1"><text:tab/>}</text:p>
      <text:p text:style-name="P1"/>
      <text:p text:style-name="P1"><text:tab/>MyString &amp;operator = (const MyString&amp; temp){</text:p>
      <text:p text:style-name="P1"><text:tab/><text:tab/>s = new char[strlen(temp.s) + 1];</text:p>
      <text:p text:style-name="P1"><text:tab/><text:tab/>strcpy(s, temp.s);</text:p>
      <text:p text:style-name="P1"><text:tab/><text:tab/>return *this;</text:p>
      <text:p text:style-name="P1"><text:tab/>}</text:p>
      <text:p text:style-name="P1"/>
      <text:p text:style-name="P1"><text:tab/>friend ostream &amp;operator &lt;&lt; (ostream &amp;os, MyString &amp;temp);</text:p>
      <text:p text:style-name="P1"/>
      <text:p text:style-name="P1"><text:tab/>void test(){</text:p>
      <text:p text:style-name="P1"><text:tab/><text:tab/>std::cout &lt;&lt; s &lt;&lt; std::endl;</text:p>
      <text:p text:style-name="P1"><text:tab/>}</text:p>
      <text:p text:style-name="P1"/>
      <text:p text:style-name="P1"><text:tab/>~MyString(){</text:p>
      <text:p text:style-name="P1"><text:tab/><text:tab/>delete[] s;</text:p>
      <text:p text:style-name="P1"><text:tab/>}</text:p>
      <text:p text:style-name="P1">private:</text:p>
      <text:p text:style-name="P1"><text:tab/>char* s;</text:p>
      <text:p text:style-name="P1"><text:soft-page-break/>};</text:p>
      <text:p text:style-name="P1"/>
      <text:p text:style-name="P1">ostream&amp; operator&lt;&lt;(ostream &amp;os, MyString &amp;temp){</text:p>
      <text:p text:style-name="P1"><text:tab/>return os&lt;&lt;temp.s;</text:p>
      <text:p text:style-name="P1">}</text:p>
      <text:p text:style-name="P1"/>
      <text:p text:style-name="P1">}//namespace</text:p>
      <text:p text:style-name="P1"/>
      <text:p text:style-name="P1">int main(){</text:p>
      <text:p text:style-name="P1"><text:tab/>MyString s1("Hello, ");</text:p>
      <text:p text:style-name="P1"><text:tab/>MyString s2(s1);</text:p>
      <text:p text:style-name="P1"><text:tab/>MyString s3("SEU!");</text:p>
      <text:p text:style-name="P1"><text:tab/>MyString s4;</text:p>
      <text:p text:style-name="P1"><text:tab/>s4 = s3;</text:p>
      <text:p text:style-name="P1"><text:tab/>s2 += s3;</text:p>
      <text:p text:style-name="P1"><text:tab/>std::cout&lt;&lt;s1&lt;&lt;std::endl&lt;&lt;s2&lt;&lt;std::endl&lt;&lt;s3&lt;&lt;std::endl&lt;&lt;s4&lt;&lt;std::endl;</text:p>
      <text:p text:style-name="P1">}</text:p>
      <text:p text:style-name="P1"/>
      <text:p text:style-name="P1">3.</text:p>
      <text:p text:style-name="P1">#include &lt;iostream&gt;</text:p>
      <text:p text:style-name="P1">#include &lt;fstream&gt;</text:p>
      <text:p text:style-name="P1">#include &lt;vector&gt;</text:p>
      <text:p text:style-name="P1">#include &lt;algorithm&gt;</text:p>
      <text:p text:style-name="P1">#include &lt;string&gt;</text:p>
      <text:p text:style-name="P1"/>
      <text:p text:style-name="P1">namespace{</text:p>
      <text:p text:style-name="P1">using std::string;</text:p>
      <text:p text:style-name="P1">using std::vector;</text:p>
      <text:p text:style-name="P1">using std::fstream;</text:p>
      <text:p text:style-name="P1"/>
      <text:p text:style-name="P1">class Person{</text:p>
      <text:p text:style-name="P1">public:</text:p>
      <text:p text:style-name="P1"><text:tab/>Person(const string name, const string phone_number){</text:p>
      <text:p text:style-name="P1"><text:tab/><text:tab/>name_ = name;</text:p>
      <text:p text:style-name="P1"><text:tab/><text:tab/>phone_number_ = phone_number;</text:p>
      <text:p text:style-name="P1"><text:tab/>}</text:p>
      <text:p text:style-name="P1"><text:tab/>void SetName(string name){</text:p>
      <text:p text:style-name="P1"><text:tab/><text:tab/>name_ = name;</text:p>
      <text:p text:style-name="P1"><text:tab/>}</text:p>
      <text:p text:style-name="P1"><text:tab/>void SetPhoneNumber(string phone_number){</text:p>
      <text:p text:style-name="P1"><text:tab/><text:tab/>phone_number_ = phone_number;</text:p>
      <text:p text:style-name="P1"><text:tab/>}</text:p>
      <text:p text:style-name="P1"><text:tab/>string GetName(){</text:p>
      <text:p text:style-name="P1"><text:tab/><text:tab/>return name_;</text:p>
      <text:p text:style-name="P1"><text:tab/>}<text:tab/></text:p>
      <text:p text:style-name="P1"><text:tab/>string GetPhoneNumber(){</text:p>
      <text:p text:style-name="P1"><text:tab/><text:tab/>return phone_number_;</text:p>
      <text:p text:style-name="P1"><text:tab/>}</text:p>
      <text:p text:style-name="P1"><text:tab/>void Show_Info(){</text:p>
      <text:p text:style-name="P1"><text:soft-page-break/><text:tab/><text:tab/>std::cout&lt;&lt;"Name:"&lt;&lt;name_&lt;&lt;", Tel:"&lt;&lt;phone_number_&lt;&lt;std::endl;</text:p>
      <text:p text:style-name="P1"><text:tab/>}</text:p>
      <text:p text:style-name="P1"/>
      <text:p text:style-name="P1"><text:tab/>bool operator&lt; (const Person &amp;temp){</text:p>
      <text:p text:style-name="P1"><text:tab/><text:tab/>return name_ &lt; temp.name_;</text:p>
      <text:p text:style-name="P1"><text:tab/>}</text:p>
      <text:p text:style-name="P1">private:</text:p>
      <text:p text:style-name="P1"><text:tab/>string name_;</text:p>
      <text:p text:style-name="P1"><text:tab/>string phone_number_;</text:p>
      <text:p text:style-name="P1">};</text:p>
      <text:p text:style-name="P1"/>
      <text:p text:style-name="P1">class Contact{</text:p>
      <text:p text:style-name="P1">public:</text:p>
      <text:p text:style-name="P1"><text:tab/>void Read(){</text:p>
      <text:p text:style-name="P1"><text:tab/><text:tab/>std::ifstream infile("contact.txt", std::ios::in);</text:p>
      <text:p text:style-name="P1"><text:tab/><text:tab/>string temp1;</text:p>
      <text:p text:style-name="P1"><text:tab/><text:tab/>string temp2;</text:p>
      <text:p text:style-name="P1"><text:tab/><text:tab/>while(!EOF){</text:p>
      <text:p text:style-name="P1"><text:tab/><text:tab/><text:tab/>getline(std::cin,temp1);</text:p>
      <text:p text:style-name="P1"><text:tab/><text:tab/><text:tab/>getline(std::cin,temp2);</text:p>
      <text:p text:style-name="P1"><text:tab/><text:tab/><text:tab/>Person *temp = new Person(temp1,temp2);</text:p>
      <text:p text:style-name="P1"><text:tab/><text:tab/><text:tab/>persons_.push_back(*temp);</text:p>
      <text:p text:style-name="P1"><text:tab/><text:tab/>}</text:p>
      <text:p text:style-name="P1"><text:tab/><text:tab/>infile.close();</text:p>
      <text:p text:style-name="P1"><text:tab/>}</text:p>
      <text:p text:style-name="P1"><text:tab/>void Write(){</text:p>
      <text:p text:style-name="P1"><text:tab/><text:tab/>std::ofstream outfile("contact.txt", std::ios::out);</text:p>
      <text:p text:style-name="P1"><text:tab/><text:tab/>for(auto i : persons_)</text:p>
      <text:p text:style-name="P2"><text:span text:style-name="T2"><text:tab/><text:tab/><text:tab/></text:span><text:span text:style-name="T1">outfile</text:span><text:span text:style-name="T2">&lt;&lt;i.GetName()&lt;&lt;std::endl&lt;&lt;i.GetPhoneNumber()&lt;&lt;std::endl;</text:span></text:p>
      <text:p text:style-name="P1"><text:tab/><text:tab/>outfile.close();</text:p>
      <text:p text:style-name="P1"><text:tab/>}</text:p>
      <text:p text:style-name="P1"><text:tab/>void UI(){</text:p>
      <text:p text:style-name="P1"><text:tab/><text:tab/>Read();</text:p>
      <text:p text:style-name="P1"><text:tab/><text:tab/>bool exit_flag = false;</text:p>
      <text:p text:style-name="P1"><text:tab/><text:tab/>int choice;</text:p>
      <text:p text:style-name="P1"><text:tab/><text:tab/>while(!exit_flag){</text:p>
      <text:p text:style-name="P1"><text:tab/><text:tab/><text:tab/>std::cout&lt;&lt;"1.Display all person information sorted by name"&lt;&lt;std::endl;</text:p>
      <text:p text:style-name="P1"><text:tab/><text:tab/><text:tab/>std::cout&lt;&lt;"2.Input a new person's information"&lt;&lt;std::endl;</text:p>
      <text:p text:style-name="P1"><text:tab/><text:tab/><text:tab/>std::cout&lt;&lt;"3.Delete a person's information specified by name"&lt;&lt;std::endl;</text:p>
      <text:p text:style-name="P1"><text:tab/><text:tab/><text:tab/>std::cout&lt;&lt;"4.Modify a person's mobile phone number specified by name"&lt;&lt;std::endl;</text:p>
      <text:p text:style-name="P1"><text:tab/><text:tab/><text:tab/>std::cout&lt;&lt;"5.Exit the system"&lt;&lt;std::endl;</text:p>
      <text:p text:style-name="P1"><text:tab/><text:tab/><text:tab/>std::cout&lt;&lt;"Your choice: ";</text:p>
      <text:p text:style-name="P1"><text:tab/><text:tab/><text:tab/>std::cin&gt;&gt;choice;</text:p>
      <text:p text:style-name="P1"><text:tab/><text:tab/><text:tab/>switch (choice){</text:p>
      <text:p text:style-name="P1"><text:tab/><text:tab/><text:tab/><text:tab/>case 1: Display(); break;</text:p>
      <text:p text:style-name="P1"><text:tab/><text:tab/><text:tab/><text:tab/>case 2: Input(); break;</text:p>
      <text:p text:style-name="P1"><text:tab/><text:tab/><text:tab/><text:tab/>case 3: Delete(); break;</text:p>
      <text:p text:style-name="P1"><text:tab/><text:tab/><text:tab/><text:tab/>case 4: Modify(); break;</text:p>
      <text:p text:style-name="P1"><text:soft-page-break/><text:tab/><text:tab/><text:tab/><text:tab/>case 5: exit_flag = true; break;</text:p>
      <text:p text:style-name="P1"><text:tab/><text:tab/><text:tab/><text:tab/>default: std::cout&lt;&lt;"Wrong Number! Please Input again"&lt;&lt;std::endl;</text:p>
      <text:p text:style-name="P1"><text:tab/><text:tab/><text:tab/>}</text:p>
      <text:p text:style-name="P1"><text:tab/><text:tab/>}</text:p>
      <text:p text:style-name="P1"><text:tab/><text:tab/>std::cout&lt;&lt;"Exit!"&lt;&lt;std::endl;</text:p>
      <text:p text:style-name="P1"><text:tab/><text:tab/>Write();</text:p>
      <text:p text:style-name="P1"><text:tab/>}</text:p>
      <text:p text:style-name="P1"><text:tab/></text:p>
      <text:p text:style-name="P1"><text:tab/>void Display(){</text:p>
      <text:p text:style-name="P1"><text:tab/><text:tab/>std::sort(persons_.begin(), persons_.end());</text:p>
      <text:p text:style-name="P1"><text:tab/><text:tab/>for(auto i : persons_)</text:p>
      <text:p text:style-name="P1"><text:tab/><text:tab/><text:tab/>i.Show_Info();</text:p>
      <text:p text:style-name="P1"><text:tab/>}</text:p>
      <text:p text:style-name="P1"/>
      <text:p text:style-name="P1"><text:tab/>void Input(){</text:p>
      <text:p text:style-name="P1"><text:tab/><text:tab/>string name,phone;</text:p>
      <text:p text:style-name="P1"><text:tab/><text:tab/>std::cout&lt;&lt;"Name: ";</text:p>
      <text:p text:style-name="P1"><text:tab/><text:tab/>std::cin&gt;&gt;name;</text:p>
      <text:p text:style-name="P1"><text:tab/><text:tab/>std::cout&lt;&lt;"phone_number: ";</text:p>
      <text:p text:style-name="P1"><text:tab/><text:tab/>std::cin&gt;&gt;phone;</text:p>
      <text:p text:style-name="P1"><text:tab/><text:tab/>Person *temp = new Person(name,phone);</text:p>
      <text:p text:style-name="P1"><text:tab/><text:tab/>persons_.push_back(*temp);</text:p>
      <text:p text:style-name="P1"><text:tab/>}</text:p>
      <text:p text:style-name="P1"/>
      <text:p text:style-name="P1"><text:tab/>void Delete(){</text:p>
      <text:p text:style-name="P1"><text:tab/><text:tab/>string name;</text:p>
      <text:p text:style-name="P1"><text:tab/><text:tab/>std::cout&lt;&lt;"Please input name: ";</text:p>
      <text:p text:style-name="P1"><text:tab/><text:tab/>std::cin&gt;&gt;name;</text:p>
      <text:p text:style-name="P1"><text:tab/><text:tab/>for(auto i = persons_.begin(); i != persons_.end(); ++i){</text:p>
      <text:p text:style-name="P1"><text:tab/><text:tab/><text:tab/>if((*i).GetName() == name){</text:p>
      <text:p text:style-name="P1"><text:tab/><text:tab/><text:tab/><text:tab/>persons_.erase(i);</text:p>
      <text:p text:style-name="P1"><text:tab/><text:tab/><text:tab/><text:tab/>std::cout&lt;&lt;"Succesfully deleted"&lt;&lt;std::endl;</text:p>
      <text:p text:style-name="P1"><text:tab/><text:tab/><text:tab/><text:tab/>return;</text:p>
      <text:p text:style-name="P1"><text:tab/><text:tab/><text:tab/>}</text:p>
      <text:p text:style-name="P1"><text:tab/><text:tab/>}</text:p>
      <text:p text:style-name="P1"><text:tab/><text:tab/>std::cout&lt;&lt;"Failed to delete"&lt;&lt;std::endl;</text:p>
      <text:p text:style-name="P1"><text:tab/>}</text:p>
      <text:p text:style-name="P1"/>
      <text:p text:style-name="P1"><text:tab/>void Modify(){</text:p>
      <text:p text:style-name="P1"><text:tab/><text:tab/>string name;</text:p>
      <text:p text:style-name="P1"><text:tab/><text:tab/>string phone_number;</text:p>
      <text:p text:style-name="P1"><text:tab/><text:tab/>std::cout&lt;&lt;"Please input name: ";</text:p>
      <text:p text:style-name="P1"><text:tab/><text:tab/>std::cin&gt;&gt;name;</text:p>
      <text:p text:style-name="P1"><text:tab/><text:tab/>for(auto i : persons_){</text:p>
      <text:p text:style-name="P1"><text:tab/><text:tab/><text:tab/>if(i.GetName() == name){</text:p>
      <text:p text:style-name="P1"><text:tab/><text:tab/><text:tab/><text:tab/>std::cout&lt;&lt;"Succesfully Find, Please input new phone_number:"&lt;&lt;std::endl;</text:p>
      <text:p text:style-name="P1"><text:tab/><text:tab/><text:tab/><text:tab/>std::cin&gt;&gt;phone_number;</text:p>
      <text:p text:style-name="P1"><text:tab/><text:tab/><text:tab/><text:tab/>i.SetPhoneNumber(phone_number);<text:tab/></text:p>
      <text:p text:style-name="P1"><text:soft-page-break/><text:tab/><text:tab/><text:tab/><text:tab/>std::cout&lt;&lt;"Succesfully"&lt;&lt;std::endl;</text:p>
      <text:p text:style-name="P1"><text:tab/><text:tab/><text:tab/><text:tab/>return;</text:p>
      <text:p text:style-name="P1"><text:tab/><text:tab/><text:tab/>}</text:p>
      <text:p text:style-name="P1"><text:tab/><text:tab/>}</text:p>
      <text:p text:style-name="P1"><text:tab/><text:tab/>std::cout&lt;&lt;"Failed to Find"&lt;&lt;std::endl;</text:p>
      <text:p text:style-name="P1"><text:tab/>}</text:p>
      <text:p text:style-name="P1"/>
      <text:p text:style-name="P1"><text:tab/><text:tab/></text:p>
      <text:p text:style-name="P1">private:</text:p>
      <text:p text:style-name="P1"><text:tab/>vector&lt;Person&gt; persons_;</text:p>
      <text:p text:style-name="P1"><text:tab/></text:p>
      <text:p text:style-name="P1">};</text:p>
      <text:p text:style-name="P1">}//namespace</text:p>
      <text:p text:style-name="P1"/>
      <text:p text:style-name="P1">int main(){</text:p>
      <text:p text:style-name="P1"><text:tab/>Contact foo;</text:p>
      <text:p text:style-name="P1"><text:tab/>foo.UI(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2:07:04.640196114</meta:creation-date>
    <dc:date>2021-06-28T12:12:28.223389835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33" meta:word-count="506" meta:character-count="4749" meta:non-whitespace-character-count="4116"/>
  </office:meta>
</office:document-meta>
</file>